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d424" officeooo:paragraph-rsid="0012d424"/>
    </style:style>
    <style:style style:name="P2" style:family="paragraph" style:parent-style-name="Standard">
      <style:paragraph-properties fo:text-align="center" style:justify-single-word="false"/>
      <style:text-properties fo:font-weight="bold" officeooo:rsid="0012d424" officeooo:paragraph-rsid="0012d424" style:font-weight-asian="bold" style:font-weight-complex="bold"/>
    </style:style>
    <style:style style:name="P3" style:family="paragraph" style:parent-style-name="Standard">
      <style:text-properties officeooo:rsid="0016ebaa" officeooo:paragraph-rsid="0016ebaa"/>
    </style:style>
    <style:style style:name="P4" style:family="paragraph" style:parent-style-name="Standard">
      <style:text-properties officeooo:rsid="0016ebaa" officeooo:paragraph-rsid="001df67c"/>
    </style:style>
    <style:style style:name="P5" style:family="paragraph" style:parent-style-name="Standard">
      <style:text-properties officeooo:rsid="0016ebaa" officeooo:paragraph-rsid="001fb4d3"/>
    </style:style>
    <style:style style:name="P6" style:family="paragraph" style:parent-style-name="Standard">
      <style:text-properties officeooo:rsid="00170cc9" officeooo:paragraph-rsid="00170cc9"/>
    </style:style>
    <style:style style:name="P7" style:family="paragraph" style:parent-style-name="Standard">
      <style:text-properties fo:font-style="normal" fo:font-weight="normal" officeooo:rsid="00170cc9" officeooo:paragraph-rsid="00170cc9" style:font-style-asian="normal" style:font-weight-asian="normal" style:font-style-complex="normal" style:font-weight-complex="normal"/>
    </style:style>
    <style:style style:name="P8" style:family="paragraph" style:parent-style-name="Standard">
      <style:text-properties fo:font-style="normal" fo:font-weight="normal" officeooo:rsid="00170cc9" officeooo:paragraph-rsid="0021fdd5" style:font-style-asian="normal" style:font-weight-asian="normal" style:font-style-complex="normal" style:font-weight-complex="normal"/>
    </style:style>
    <style:style style:name="P9" style:family="paragraph" style:parent-style-name="Standard">
      <style:text-properties officeooo:rsid="0019e00e" officeooo:paragraph-rsid="0012d424"/>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ce3c4"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fb4d3" style:font-style-asian="italic" style:font-weight-asian="normal" style:font-style-complex="italic" style:font-weight-complex="normal"/>
    </style:style>
    <style:style style:name="T6" style:family="text">
      <style:text-properties officeooo:rsid="00145f61"/>
    </style:style>
    <style:style style:name="T7" style:family="text">
      <style:text-properties fo:font-style="normal" style:font-style-asian="normal" style:font-style-complex="normal"/>
    </style:style>
    <style:style style:name="T8" style:family="text">
      <style:text-properties fo:font-style="normal" officeooo:rsid="001ce3c4"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170cc9" style:font-style-asian="normal" style:font-weight-asian="bold" style:font-style-complex="normal" style:font-weight-complex="bold"/>
    </style:style>
    <style:style style:name="T11" style:family="text">
      <style:text-properties fo:font-style="normal" fo:font-weight="bold" officeooo:rsid="001fb4d3"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b968d" style:font-style-asian="normal" style:font-weight-asian="normal" style:font-style-complex="normal" style:font-weight-complex="normal"/>
    </style:style>
    <style:style style:name="T14" style:family="text">
      <style:text-properties fo:font-style="normal" fo:font-weight="normal" officeooo:rsid="00170cc9" style:font-style-asian="normal" style:font-weight-asian="normal" style:font-style-complex="normal" style:font-weight-complex="normal"/>
    </style:style>
    <style:style style:name="T15" style:family="text">
      <style:text-properties fo:font-style="normal" fo:font-weight="normal" officeooo:rsid="001ce3c4" style:font-style-asian="normal" style:font-weight-asian="normal" style:font-style-complex="normal" style:font-weight-complex="normal"/>
    </style:style>
    <style:style style:name="T16" style:family="text">
      <style:text-properties fo:font-style="normal" fo:font-weight="normal" officeooo:rsid="001fb4d3" style:font-style-asian="normal" style:font-weight-asian="normal" style:font-style-complex="normal" style:font-weight-complex="normal"/>
    </style:style>
    <style:style style:name="T17" style:family="text">
      <style:text-properties fo:font-style="normal" fo:font-weight="normal" officeooo:rsid="002122b5" style:font-style-asian="normal" style:font-weight-asian="normal" style:font-style-complex="normal" style:font-weight-complex="normal"/>
    </style:style>
    <style:style style:name="T18" style:family="text">
      <style:text-properties fo:font-style="normal" fo:font-weight="normal" officeooo:rsid="002313fc" style:font-style-asian="normal" style:font-weight-asian="normal" style:font-style-complex="normal" style:font-weight-complex="normal"/>
    </style:style>
    <style:style style:name="T19" style:family="text">
      <style:text-properties officeooo:rsid="0018c6c4"/>
    </style:style>
    <style:style style:name="T20" style:family="text">
      <style:text-properties officeooo:rsid="001df67c"/>
    </style:style>
    <style:style style:name="T21" style:family="text">
      <style:text-properties officeooo:rsid="0021fd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text:span text:style-name="T6">Pin</text:span></text:p>
      <text:p text:style-name="P1"/>
      <text:p text:style-name="P9"><text:span text:style-name="T12">This module manages each pin that exists on the board, so you can create as many TPin instances as pins on the board.<text:line-break/><text:line-break/>The main properties are:<text:line-break/></text:span><text:span text:style-name="T9">Board:</text:span><text:span text:style-name="T12"> Board instance.<text:line-break/></text:span><text:span text:style-name="T9">Pin: </text:span><text:span text:style-name="T12">pin number on the board<text:line-break/></text:span><text:span text:style-name="T9">Mode: </text:span><text:span text:style-name="T12">Mode in which the pin will act, one of (</text:span><text:span text:style-name="T9">PIN_MODE_INPUT, PIN_MODE_OUTPUT, PIN_MODE_ANALOG, PIN_MODE_PWM, PIN_MODE_PULLUP</text:span><text:span text:style-name="T12">), the other pin modes do not work with TPin, only with its corresponding module.<text:line-break/><text:line-break/></text:span><text:span text:style-name="T4">Pin</text:span><text:span text:style-name="T12"> and </text:span><text:span text:style-name="T4">Mode</text:span><text:span text:style-name="T12"> are checked only when trying to activate the corresponding instance, displaying an error if this is the case, it is also checked if the pin is assigned to another TPin instance or belongs to an active module.<text:line-break/><text:line-break/>When a pin is activated in an input mode, the </text:span><text:span text:style-name="T4">report pin</text:span><text:span text:style-name="T12"> is activated, leaving the </text:span><text:span text:style-name="T9">Reporting</text:span><text:span text:style-name="T12"> property to true, if this property is True, the reports are received with </text:span><text:span text:style-name="T9">OnPinValue</text:span><text:span text:style-name="T12"> event.<text:line-break/>Reporting mode can be disabled/enabled with the </text:span><text:span text:style-name="T9">ReportPin(False/True)</text:span><text:span text:style-name="T12"> function.<text:line-break/>The </text:span><text:span text:style-name="T9">State</text:span><text:span text:style-name="T12"> and </text:span><text:span text:style-name="T9">Value</text:span><text:span text:style-name="T12"> properties return the last value written to and read from the pin.<text:line-break/>To write a pin </text:span><text:span text:style-name="T18">value</text:span><text:span text:style-name="T12">, </text:span><text:span text:style-name="T9">WriteValue</text:span><text:span text:style-name="T12"> function is used if the pin is configured in one of the output modes, the value to write depends on the mode and value </text:span><text:span text:style-name="T18">is </text:span><text:span text:style-name="T12">automatically adjust</text:span><text:span text:style-name="T18">ed</text:span><text:span text:style-name="T12"> </text:span><text:span text:style-name="T18">according to </text:span><text:span text:style-name="T12">resolution </text:span><text:span text:style-name="T18">in</text:span><text:span text:style-name="T12"> </text:span><text:span text:style-name="T18">that</text:span><text:span text:style-name="T12"> mode.<text:line-break/></text:span><text:span text:style-name="T9">OnPinState</text:span><text:span text:style-name="T12"> event is fired with the </text:span><text:span text:style-name="T9">askPinState</text:span><text:span text:style-name="T12"> function, which returns the </text:span><text:span text:style-name="T4">mode</text:span><text:span text:style-name="T12"> and </text:span><text:span text:style-name="T4">state</text:span><text:span text:style-name="T12"> of the pin.<text:line-break/><text:line-break/></text:span><text:span text:style-name="T9">OnEnabled</text:span><text:span text:style-name="T12"> event is executed right after the instance is activated and </text:span><text:span text:style-name="T9">OnDisabled</text:span><text:span text:style-name="T12"> is executed after the instance is deactivated.<text:line-break/><text:line-break/>When a TPin instance is deactivated, it checks if there is any active pin </text:span><text:span text:style-name="T4">report</text:span><text:span text:style-name="T12">, if it is active it is deactivated before deactivating the modu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3-08T16:41:54.758756013</meta:creation-date>
    <dc:date>2023-01-08T12:27:20.294000000</dc:date>
    <meta:editing-duration>PT40M59S</meta:editing-duration>
    <meta:editing-cycles>12</meta:editing-cycles>
    <meta:generator>LibreOffice/7.3.4.2$Windows_X86_64 LibreOffice_project/728fec16bd5f605073805c3c9e7c4212a0120dc5</meta:generator>
    <meta:document-statistic meta:table-count="0" meta:image-count="0" meta:object-count="0" meta:page-count="1" meta:paragraph-count="2" meta:word-count="264" meta:character-count="1578" meta:non-whitespace-character-count="1311"/>
  </office:meta>
</office:document-meta>
</file>